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paragraph-properties fo:break-before="page"/>
      <style:text-properties officeooo:rsid="001032d7" officeooo:paragraph-rsid="001032d7"/>
    </style:style>
    <style:style style:name="P16" style:family="paragraph" style:parent-style-name="Standard">
      <style:text-properties officeooo:rsid="0010dc02" officeooo:paragraph-rsid="0010dc02"/>
    </style:style>
    <style:style style:name="P17" style:family="paragraph" style:parent-style-name="Standard">
      <style:text-properties officeooo:rsid="00123b4a" officeooo:paragraph-rsid="00123b4a"/>
    </style:style>
    <style:style style:name="P18" style:family="paragraph" style:parent-style-name="Standard">
      <style:text-properties officeooo:rsid="0012a0f7" officeooo:paragraph-rsid="0012a0f7"/>
    </style:style>
    <style:style style:name="P19" style:family="paragraph" style:parent-style-name="Standard">
      <style:text-properties officeooo:rsid="00148165" officeooo:paragraph-rsid="00148165"/>
    </style:style>
    <style:style style:name="P20" style:family="paragraph" style:parent-style-name="Standard">
      <style:text-properties officeooo:rsid="00150716" officeooo:paragraph-rsid="00150716"/>
    </style:style>
    <style:style style:name="P21" style:family="paragraph" style:parent-style-name="Standard">
      <style:text-properties officeooo:rsid="001655d2" officeooo:paragraph-rsid="001655d2"/>
    </style:style>
    <style:style style:name="P22" style:family="paragraph" style:parent-style-name="Standard">
      <style:text-properties officeooo:rsid="001708c8" officeooo:paragraph-rsid="001708c8"/>
    </style:style>
    <style:style style:name="P23" style:family="paragraph" style:parent-style-name="Standard">
      <style:text-properties officeooo:rsid="0019fe10" officeooo:paragraph-rsid="0019fe10"/>
    </style:style>
    <style:style style:name="P24" style:family="paragraph" style:parent-style-name="Standard">
      <style:paragraph-properties fo:break-before="page"/>
      <style:text-properties officeooo:rsid="0019fe10" officeooo:paragraph-rsid="0019fe10"/>
    </style:style>
    <style:style style:name="P25" style:family="paragraph" style:parent-style-name="Standard">
      <style:text-properties officeooo:rsid="0019fe10" officeooo:paragraph-rsid="0063aa1b"/>
    </style:style>
    <style:style style:name="P26" style:family="paragraph" style:parent-style-name="Standard">
      <style:paragraph-properties fo:break-before="page"/>
      <style:text-properties officeooo:rsid="0019fe10" officeooo:paragraph-rsid="0063aa1b"/>
    </style:style>
    <style:style style:name="P27"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8"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9"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30"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31"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2"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33"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34"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35" style:family="paragraph" style:parent-style-name="Standard">
      <style:paragraph-properties fo:text-align="center" style:justify-single-word="false" fo:break-before="page"/>
      <style:text-properties fo:font-weight="bold" officeooo:rsid="003e65c1" officeooo:paragraph-rsid="003e65c1" style:font-weight-asian="bold" style:font-weight-complex="bold"/>
    </style:style>
    <style:style style:name="P36"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7"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8"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9"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40"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41"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42"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43"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44"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45"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46" style:family="paragraph" style:parent-style-name="Standard">
      <style:paragraph-properties fo:text-align="start" style:justify-single-word="false"/>
      <style:text-properties fo:font-weight="normal" officeooo:rsid="003e65c1" officeooo:paragraph-rsid="003e65c1" style:font-weight-asian="normal" style:font-weight-complex="normal"/>
    </style:style>
    <style:style style:name="P47" style:family="paragraph" style:parent-style-name="Standard">
      <style:paragraph-properties fo:text-align="start" style:justify-single-word="false"/>
      <style:text-properties fo:font-weight="normal" officeooo:rsid="003ec5fb" officeooo:paragraph-rsid="003ec5fb" style:font-weight-asian="normal" style:font-weight-complex="normal"/>
    </style:style>
    <style:style style:name="P48" style:family="paragraph" style:parent-style-name="Standard">
      <style:paragraph-properties fo:text-align="start" style:justify-single-word="false"/>
      <style:text-properties fo:font-weight="normal" officeooo:rsid="003fe016" officeooo:paragraph-rsid="003fe016" style:font-weight-asian="normal" style:font-weight-complex="normal"/>
    </style:style>
    <style:style style:name="P49" style:family="paragraph" style:parent-style-name="Standard">
      <style:paragraph-properties fo:text-align="start" style:justify-single-word="false"/>
      <style:text-properties fo:font-weight="normal" officeooo:rsid="004b355e" officeooo:paragraph-rsid="0049b1c5" style:font-weight-asian="normal" style:font-weight-complex="normal"/>
    </style:style>
    <style:style style:name="P50" style:family="paragraph" style:parent-style-name="Standard">
      <style:paragraph-properties fo:text-align="start" style:justify-single-word="false"/>
      <style:text-properties fo:font-weight="normal" officeooo:rsid="004b355e" officeooo:paragraph-rsid="004b355e" style:font-weight-asian="normal" style:font-weight-complex="normal"/>
    </style:style>
    <style:style style:name="P51"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52" style:family="paragraph" style:parent-style-name="Standard">
      <style:paragraph-properties fo:text-align="start" style:justify-single-word="false"/>
      <style:text-properties fo:font-weight="normal" officeooo:rsid="005012fb" officeooo:paragraph-rsid="004b355e" style:font-weight-asian="normal" style:font-weight-complex="normal"/>
    </style:style>
    <style:style style:name="P53" style:family="paragraph" style:parent-style-name="Standard">
      <style:paragraph-properties fo:text-align="start" style:justify-single-word="false"/>
      <style:text-properties fo:font-weight="normal" officeooo:rsid="005012fb" officeooo:paragraph-rsid="005012fb" style:font-weight-asian="normal" style:font-weight-complex="normal"/>
    </style:style>
    <style:style style:name="P54" style:family="paragraph" style:parent-style-name="Standard">
      <style:paragraph-properties fo:text-align="start" style:justify-single-word="false"/>
      <style:text-properties fo:font-weight="normal" officeooo:rsid="00521914" officeooo:paragraph-rsid="00521914" style:font-weight-asian="normal" style:font-weight-complex="normal"/>
    </style:style>
    <style:style style:name="P55" style:family="paragraph" style:parent-style-name="Standard">
      <style:paragraph-properties fo:text-align="start" style:justify-single-word="false"/>
      <style:text-properties fo:font-weight="normal" officeooo:rsid="00531054" officeooo:paragraph-rsid="00531054" style:font-weight-asian="normal" style:font-weight-complex="normal"/>
    </style:style>
    <style:style style:name="P56" style:family="paragraph" style:parent-style-name="Standard">
      <style:paragraph-properties fo:text-align="start" style:justify-single-word="false"/>
      <style:text-properties fo:font-weight="normal" officeooo:rsid="0054d6d2" officeooo:paragraph-rsid="0054d6d2" style:font-weight-asian="normal" style:font-weight-complex="normal"/>
    </style:style>
    <style:style style:name="P57" style:family="paragraph" style:parent-style-name="Standard">
      <style:paragraph-properties fo:text-align="start" style:justify-single-word="false"/>
      <style:text-properties fo:font-weight="normal" officeooo:rsid="00557ccc" officeooo:paragraph-rsid="00557ccc" style:font-weight-asian="normal" style:font-weight-complex="normal"/>
    </style:style>
    <style:style style:name="P58"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59"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60" style:family="paragraph" style:parent-style-name="Standard">
      <style:paragraph-properties fo:text-align="start" style:justify-single-word="false"/>
      <style:text-properties fo:font-weight="normal" officeooo:rsid="006e7aab" officeooo:paragraph-rsid="006e7aab" style:font-weight-asian="normal" style:font-weight-complex="normal"/>
    </style:style>
    <style:style style:name="P61" style:family="paragraph" style:parent-style-name="Standard">
      <style:text-properties officeooo:rsid="001be73b" officeooo:paragraph-rsid="001be73b"/>
    </style:style>
    <style:style style:name="P62" style:family="paragraph" style:parent-style-name="Standard">
      <style:text-properties officeooo:rsid="00286fdb" officeooo:paragraph-rsid="00286fdb"/>
    </style:style>
    <style:style style:name="P63"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70"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71" style:family="paragraph" style:parent-style-name="Standard">
      <style:text-properties style:text-underline-style="none" officeooo:rsid="00601175" officeooo:paragraph-rsid="00601175"/>
    </style:style>
    <style:style style:name="P72" style:family="paragraph" style:parent-style-name="Standard">
      <style:paragraph-properties fo:break-before="page"/>
      <style:text-properties style:text-underline-style="none" officeooo:rsid="0063aa1b" officeooo:paragraph-rsid="0063aa1b"/>
    </style:style>
    <style:style style:name="P73" style:family="paragraph" style:parent-style-name="Standard">
      <style:text-properties style:text-underline-style="none" officeooo:rsid="0063aa1b" officeooo:paragraph-rsid="0063aa1b"/>
    </style:style>
    <style:style style:name="P74" style:family="paragraph" style:parent-style-name="Standard">
      <style:text-properties officeooo:rsid="003906b2" officeooo:paragraph-rsid="003906b2"/>
    </style:style>
    <style:style style:name="P75" style:family="paragraph" style:parent-style-name="Standard">
      <style:text-properties officeooo:rsid="003bb02c" officeooo:paragraph-rsid="003bb02c"/>
    </style:style>
    <style:style style:name="P76" style:family="paragraph" style:parent-style-name="Standard">
      <style:text-properties officeooo:rsid="003d72d6" officeooo:paragraph-rsid="003d72d6"/>
    </style:style>
    <style:style style:name="P77" style:family="paragraph" style:parent-style-name="Standard">
      <style:text-properties officeooo:rsid="00417f72" officeooo:paragraph-rsid="00417f72"/>
    </style:style>
    <style:style style:name="P78" style:family="paragraph" style:parent-style-name="Standard">
      <style:text-properties officeooo:rsid="0041fac2" officeooo:paragraph-rsid="0041fac2"/>
    </style:style>
    <style:style style:name="P79" style:family="paragraph" style:parent-style-name="Standard">
      <style:text-properties officeooo:rsid="00421141" officeooo:paragraph-rsid="00421141"/>
    </style:style>
    <style:style style:name="P80" style:family="paragraph" style:parent-style-name="Standard">
      <style:text-properties officeooo:rsid="00583310" officeooo:paragraph-rsid="00583310"/>
    </style:style>
    <style:style style:name="P81" style:family="paragraph" style:parent-style-name="Standard">
      <style:text-properties officeooo:rsid="00585171" officeooo:paragraph-rsid="00585171"/>
    </style:style>
    <style:style style:name="P82" style:family="paragraph" style:parent-style-name="Standard">
      <style:text-properties officeooo:rsid="00596025" officeooo:paragraph-rsid="00596025"/>
    </style:style>
    <style:style style:name="P83" style:family="paragraph" style:parent-style-name="Standard">
      <style:text-properties officeooo:rsid="005bf220" officeooo:paragraph-rsid="005bf220"/>
    </style:style>
    <style:style style:name="P84" style:family="paragraph" style:parent-style-name="Standard">
      <style:text-properties officeooo:rsid="005fbf0d" officeooo:paragraph-rsid="005fbf0d"/>
    </style:style>
    <style:style style:name="P85" style:family="paragraph" style:parent-style-name="Standard">
      <style:text-properties officeooo:rsid="00601175" officeooo:paragraph-rsid="00601175"/>
    </style:style>
    <style:style style:name="P86" style:family="paragraph" style:parent-style-name="Standard">
      <style:text-properties officeooo:rsid="0063aa1b" officeooo:paragraph-rsid="0063aa1b"/>
    </style:style>
    <style:style style:name="P87" style:family="paragraph" style:parent-style-name="Standard">
      <style:paragraph-properties fo:text-align="start" style:justify-single-word="false"/>
      <style:text-properties fo:font-weight="normal" officeooo:rsid="006e7aab" officeooo:paragraph-rsid="006e7aab" style:font-weight-asian="normal" style:font-weight-complex="normal"/>
    </style:style>
    <style:style style:name="P88" style:family="paragraph" style:parent-style-name="Standard">
      <style:paragraph-properties fo:text-align="center" style:justify-single-word="false" fo:break-before="page"/>
      <style:text-properties fo:font-weight="normal" officeooo:rsid="006e7aab" officeooo:paragraph-rsid="006e7aab" style:font-weight-asian="normal" style:font-weight-complex="normal"/>
    </style:style>
    <style:style style:name="P89" style:family="paragraph" style:parent-style-name="Standard">
      <style:paragraph-properties fo:text-align="start" style:justify-single-word="false"/>
      <style:text-properties fo:font-weight="normal" officeooo:rsid="0072d404" officeooo:paragraph-rsid="0072d404" style:font-weight-asian="normal" style:font-weight-complex="normal"/>
    </style:style>
    <style:style style:name="P90" style:family="paragraph" style:parent-style-name="Standard">
      <style:paragraph-properties fo:text-align="start" style:justify-single-word="false"/>
      <style:text-properties fo:font-weight="normal" officeooo:rsid="00753ef6" officeooo:paragraph-rsid="00753ef6" style:font-weight-asian="normal" style:font-weight-complex="normal"/>
    </style:style>
    <style:style style:name="P91" style:family="paragraph" style:parent-style-name="Standard">
      <style:paragraph-properties fo:text-align="start" style:justify-single-word="false"/>
      <style:text-properties fo:font-weight="normal" officeooo:rsid="0075c5e7" officeooo:paragraph-rsid="0075c5e7" style:font-weight-asian="normal" style:font-weight-complex="normal"/>
    </style:style>
    <style:style style:name="P92" style:family="paragraph" style:parent-style-name="Standard">
      <style:paragraph-properties fo:text-align="start" style:justify-single-word="false"/>
      <style:text-properties fo:font-weight="normal" officeooo:rsid="00788318" officeooo:paragraph-rsid="00788318" style:font-weight-asian="normal" style:font-weight-complex="normal"/>
    </style:style>
    <style:style style:name="P93" style:family="paragraph" style:parent-style-name="Standard">
      <style:paragraph-properties fo:text-align="start" style:justify-single-word="false"/>
      <style:text-properties fo:font-weight="normal" officeooo:rsid="00796703" officeooo:paragraph-rsid="00796703" style:font-weight-asian="normal" style:font-weight-complex="normal"/>
    </style:style>
    <style:style style:name="P94" style:family="paragraph" style:parent-style-name="Standard">
      <style:paragraph-properties fo:text-align="start" style:justify-single-word="false"/>
      <style:text-properties fo:font-weight="normal" officeooo:rsid="007a5011" officeooo:paragraph-rsid="007a5011" style:font-weight-asian="normal" style:font-weight-complex="normal"/>
    </style:style>
    <style:style style:name="P95" style:family="paragraph" style:parent-style-name="Standard">
      <style:paragraph-properties fo:text-align="start" style:justify-single-word="false"/>
      <style:text-properties fo:font-weight="normal" officeooo:rsid="007bdc80" officeooo:paragraph-rsid="007bdc80" style:font-weight-asian="normal" style:font-weight-complex="normal"/>
    </style:style>
    <style:style style:name="P96" style:family="paragraph" style:parent-style-name="Standard">
      <style:paragraph-properties fo:text-align="start" style:justify-single-word="false"/>
      <style:text-properties fo:font-weight="normal" officeooo:rsid="007e268a" officeooo:paragraph-rsid="007e268a" style:font-weight-asian="normal" style:font-weight-complex="normal"/>
    </style:style>
    <style:style style:name="P97" style:family="paragraph" style:parent-style-name="Standard">
      <style:paragraph-properties fo:text-align="start" style:justify-single-word="false"/>
      <style:text-properties fo:font-weight="normal" officeooo:rsid="007f0767" officeooo:paragraph-rsid="007f0767" style:font-weight-asian="normal" style:font-weight-complex="normal"/>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99d28"/>
    </style:style>
    <style:style style:name="T21" style:family="text">
      <style:text-properties officeooo:rsid="002a76f2"/>
    </style:style>
    <style:style style:name="T22" style:family="text">
      <style:text-properties officeooo:rsid="002b237a"/>
    </style:style>
    <style:style style:name="T23" style:family="text">
      <style:text-properties officeooo:rsid="002de367"/>
    </style:style>
    <style:style style:name="T24" style:family="text">
      <style:text-properties officeooo:rsid="00314a2f"/>
    </style:style>
    <style:style style:name="T25" style:family="text">
      <style:text-properties officeooo:rsid="003555da"/>
    </style:style>
    <style:style style:name="T26" style:family="text">
      <style:text-properties officeooo:rsid="003d72d6"/>
    </style:style>
    <style:style style:name="T27" style:family="text">
      <style:text-properties officeooo:rsid="003ec5fb"/>
    </style:style>
    <style:style style:name="T28" style:family="text">
      <style:text-properties officeooo:rsid="003fe016"/>
    </style:style>
    <style:style style:name="T29" style:family="text">
      <style:text-properties officeooo:rsid="004176df"/>
    </style:style>
    <style:style style:name="T30" style:family="text">
      <style:text-properties officeooo:rsid="0041fac2"/>
    </style:style>
    <style:style style:name="T31" style:family="text">
      <style:text-properties officeooo:rsid="00421141"/>
    </style:style>
    <style:style style:name="T32" style:family="text">
      <style:text-properties officeooo:rsid="00432bf0"/>
    </style:style>
    <style:style style:name="T33" style:family="text">
      <style:text-properties officeooo:rsid="0044afb1"/>
    </style:style>
    <style:style style:name="T34" style:family="text">
      <style:text-properties officeooo:rsid="00473e0e"/>
    </style:style>
    <style:style style:name="T35" style:family="text">
      <style:text-properties officeooo:rsid="0047e7d7"/>
    </style:style>
    <style:style style:name="T36" style:family="text">
      <style:text-properties officeooo:rsid="004dcedc"/>
    </style:style>
    <style:style style:name="T37" style:family="text">
      <style:text-properties officeooo:rsid="004e9d51"/>
    </style:style>
    <style:style style:name="T38" style:family="text">
      <style:text-properties officeooo:rsid="005012fb"/>
    </style:style>
    <style:style style:name="T39" style:family="text">
      <style:text-properties officeooo:rsid="0050fb3a"/>
    </style:style>
    <style:style style:name="T40" style:family="text">
      <style:text-properties officeooo:rsid="0054d6d2"/>
    </style:style>
    <style:style style:name="T41" style:family="text">
      <style:text-properties officeooo:rsid="005a64ec"/>
    </style:style>
    <style:style style:name="T42" style:family="text">
      <style:text-properties officeooo:rsid="005d9936"/>
    </style:style>
    <style:style style:name="T43" style:family="text">
      <style:text-properties officeooo:rsid="005e2ac9"/>
    </style:style>
    <style:style style:name="T44" style:family="text">
      <style:text-properties officeooo:rsid="005fbf0d"/>
    </style:style>
    <style:style style:name="T45" style:family="text">
      <style:text-properties officeooo:rsid="00601175"/>
    </style:style>
    <style:style style:name="T46" style:family="text">
      <style:text-properties officeooo:rsid="0060a1cb"/>
    </style:style>
    <style:style style:name="T47" style:family="text">
      <style:text-properties officeooo:rsid="00635dfa"/>
    </style:style>
    <style:style style:name="T48" style:family="text">
      <style:text-properties style:text-underline-style="none"/>
    </style:style>
    <style:style style:name="T49" style:family="text">
      <style:text-properties style:text-underline-style="none" officeooo:rsid="0064970e"/>
    </style:style>
    <style:style style:name="T50" style:family="text">
      <style:text-properties officeooo:rsid="006aa15e"/>
    </style:style>
    <style:style style:name="T51" style:family="text">
      <style:text-properties officeooo:rsid="006ffe77"/>
    </style:style>
    <style:style style:name="T52" style:family="text">
      <style:text-properties officeooo:rsid="0072d404"/>
    </style:style>
    <style:style style:name="T53" style:family="text">
      <style:text-properties officeooo:rsid="0073a59d"/>
    </style:style>
    <style:style style:name="T54" style:family="text">
      <style:text-properties officeooo:rsid="0074fe94"/>
    </style:style>
    <style:style style:name="T55" style:family="text">
      <style:text-properties officeooo:rsid="0075c5e7"/>
    </style:style>
    <style:style style:name="T56" style:family="text">
      <style:text-properties fo:font-weight="bold" officeooo:rsid="0075c5e7" style:font-weight-asian="bold" style:font-weight-complex="bold"/>
    </style:style>
    <style:style style:name="T57" style:family="text">
      <style:text-properties officeooo:rsid="0077abe0"/>
    </style:style>
    <style:style style:name="T58" style:family="text">
      <style:text-properties officeooo:rsid="00786937"/>
    </style:style>
    <style:style style:name="T59" style:family="text">
      <style:text-properties officeooo:rsid="00796703"/>
    </style:style>
    <style:style style:name="T60" style:family="text">
      <style:text-properties officeooo:rsid="007c269b"/>
    </style:style>
    <style:style style:name="T61" style:family="text">
      <style:text-properties officeooo:rsid="007e268a"/>
    </style:style>
    <style:style style:name="T62" style:family="text">
      <style:text-properties officeooo:rsid="008020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7">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61">Mover: Lago, montaña, cueva, pueblo </text:p>
      <text:p text:style-name="P32">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33">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15">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6">Atacar 1</text:p>
      <text:p text:style-name="P16">- Blandes tu hoja contra susanoo, que se limita a apartarte de una patada. - Eso es todo lo que puedes hacer, humano?! <text:s/>Vamos! Muestrame te poder! - Te grita susano. Tu te pones de pie dudando de tus oportunidades contra el</text:p>
      <text:p text:style-name="P16"/>
      <text:p text:style-name="P16">Defensa 1</text:p>
      <text:p text:style-name="P16">- Pones tu espada en pose defensiva, <text:span text:style-name="T9">en el momento adecuado para desviar uno de los golpes de susanoo hacia el suelo. - Buena jugada chaval… buena jugada… - te dice susanoo, sonriendo sadicamente</text:span></text:p>
      <text:p text:style-name="P16"/>
      <text:p text:style-name="P16"/>
      <text:p text:style-name="P17">Atacar 2</text:p>
      <text:p text:style-name="P17">-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7"/>
      <text:p text:style-name="P17">Defensa 2</text:p>
      <text:p text:style-name="P17">-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7"/>
      <text:p text:style-name="P17"/>
      <text:p text:style-name="P18">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8"/>
      <text:p text:style-name="P18">Defensa 3 </text:p>
      <text:p text:style-name="P19">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9"/>
      <text:p text:style-name="P19">Atacar 4</text:p>
      <text:p text:style-name="P19">Blandes tu espada con fuerza hacia la pierna de susanoo, cortandosela de forma profunda. Su sangre te salpica en la cara, mientras susanoo hace un grito de dolor. El se levanta, mientras tu coges aire.</text:p>
      <text:p text:style-name="P19"/>
      <text:p text:style-name="P19">Defensa 4.</text:p>
      <text:p text:style-name="P19">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9"/>
      <text:p text:style-name="P19"/>
      <text:p text:style-name="P19">Victoria:</text:p>
      <text:p text:style-name="P19"/>
      <text:p text:style-name="P19">-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9"/>
      <text:p text:style-name="P19"/>
      <text:p text:style-name="P20">Segun sales del templo, un temblor hace que parte de el se derrumbe, sellando l<text:span text:style-name="T12">a entrada al templo.</text:span></text:p>
      <text:p text:style-name="P19"/>
      <text:p text:style-name="P19"/>
      <text:p text:style-name="P21">Variables:</text:p>
      <text:p text:style-name="P21"/>
      <text:p text:style-name="P21">Int ataques</text:p>
      <text:p text:style-name="P21">Int defensas</text:p>
      <text:p text:style-name="P22">boolean revelado_demonio</text:p>
      <text:p text:style-name="P22"/>
      <text:p text:style-name="P22">boolean duelo_ganado</text:p>
      <text:p text:style-name="P22">Arraylist objetos_suelo</text:p>
      <text:p text:style-name="P29">Pueblo</text:p>
      <text:p text:style-name="P62">zona transitoria</text:p>
      <text:p text:style-name="P62"/>
      <text:p text:style-name="P62"/>
      <text:p text:style-name="P75">intro full</text:p>
      <text:p text:style-name="P75"/>
      <text:p text:style-name="P75">Sigues el sendero del bosque volviendo hasta tu pueblo. Gran parte del pueblo fue destruido en el ataque reciente, y ves a varios de tus vecinos reparando sus casas y las calles. Los muros estan rotos, y no parece ser la prioridad repararlos, defendiendoos hay <text:s/>varios guardias y milicianos, con armas que parecen recien forjadas, aunque dudas si siquiera servirian contra los demonios que atacaron. Por algun motivo, <text:span text:style-name="T26">el templo esta intacto, y no sufrio un rasguño en el asalto. </text:span>Escuchas el matrilleante sonido de la forja del herrero, el cual esta trabajando <text:span text:style-name="T26">incesantemente por armar a todos.</text:span></text:p>
      <text:p text:style-name="P75"/>
      <text:p text:style-name="P75"/>
      <text:p text:style-name="P75">intro resumida</text:p>
      <text:p text:style-name="P75"/>
      <text:p text:style-name="P76">Llegas a la plaza de tu pueblo. La gente sigue trabajando para reparar todo, el herrero sigue forjando, y el templo sigue intacto.</text:p>
      <text:p text:style-name="P35">Herrero</text:p>
      <text:p text:style-name="P46"/>
      <text:p text:style-name="P46">Intro llarga</text:p>
      <text:p text:style-name="P46"/>
      <text:p text:style-name="P46">Bajando por el camino <text:s/><text:span text:style-name="T27">llegas al Herrero. Segun entras a la herreria, ves varias lanzas y espadas apiladas en una pared, junto con armaduras rudimentarias de hierro. Ves al Herrero forjando otra espada. Por su aspecto, debe haber estado todos los dias desde el ataque forjando, una capa de ollin y restos de metal le ensucian tanto la ropa como la piel, y no parece haberse limpiado desde entonces. Al verte, el dice “Hm? Ah, el chaval que le raptaron la hermana. Ando muy ocupado, si quieres algo, se rapido. - Te dice de forma contundente.</text:span></text:p>
      <text:p text:style-name="P46"/>
      <text:p text:style-name="P46"/>
      <text:p text:style-name="P46">Intro curta</text:p>
      <text:p text:style-name="P46"/>
      <text:p text:style-name="P47">Bajando por el camino llegas al herrero, que sigue forjando. Esta aun ocupado, y te dice que seas rapido.</text:p>
      <text:p text:style-name="P46"/>
      <text:p text:style-name="P46"/>
      <text:p text:style-name="P46"/>
      <text:p text:style-name="P46"/>
      <text:p text:style-name="P46">Parlar</text:p>
      <text:p text:style-name="P46"/>
      <text:p text:style-name="P46">&gt; <text:span text:style-name="T27">Podrias ser mas educado?</text:span></text:p>
      <text:p text:style-name="P46"><text:tab/>- <text:span text:style-name="T27">Chaval, llevo <text:s/>dias trabajando sin cesar con tal de armar a todo el mundo. Todo segundo que no estoy trabajando es una persona menos a la que no armo. Y cuando esos demonios vuelvan, agradeceras hasta la ultima lanza. Y ahora, que es lo que quieres?</text:span></text:p>
      <text:p text:style-name="P46"/>
      <text:p text:style-name="P46"/>
      <text:p text:style-name="P46">&gt; <text:span text:style-name="T27">Quiero rescatar a mi hermana. <text:s/>Podrias darme algo con lo que defenderme?</text:span></text:p>
      <text:p text:style-name="P46">- <text:span text:style-name="T28">Huh? Acaso te crees que voy a dejar que te lleves algo en tu mision inutil? Por mucho que me enorgullezca de mi trabajo no haran ni cosquillas a esas serpientes del lago.</text:span></text:p>
      <text:p text:style-name="P46">- <text:span text:style-name="T28">Me da igual, si no lo intento no lo conseguire. - </text:span><text:span text:style-name="T29">Le respondes</text:span></text:p>
      <text:p text:style-name="P46">-Hmpr…<text:span text:style-name="T28"> no vas a irte, verdad? Esta bien, llevate UNA sola espada, y nada mas. Y no molestes mas! - El herrero deja una espada en una mesa, lista para que la cojas tu.</text:span></text:p>
      <text:p text:style-name="P46"/>
      <text:p text:style-name="P48">Si espada = true:</text:p>
      <text:p text:style-name="P48">- Huh? Ya te he dado una espada.</text:p>
      <text:p text:style-name="P46"/>
      <text:p text:style-name="P46"/>
      <text:p text:style-name="P46"/>
      <text:p text:style-name="P46">Items</text:p>
      <text:p text:style-name="P46"/>
      <text:p text:style-name="P48">Espada:</text:p>
      <text:p text:style-name="P48">- Si, es la espada que te di. Tu punto cual es?</text:p>
      <text:p text:style-name="P48">Baja posibilidad de - “ME DEBES UNA ESPADA”</text:p>
      <text:p text:style-name="P48"/>
      <text:p text:style-name="P48">Murakumo:</text:p>
      <text:p text:style-name="P48">- Que diablos?! Donde has conseguido eso?! No… mejor no me lo digas. Temo el saberlo siquiera. Solo… solo no saques mas esto aquí, de acuerdo?</text:p>
      <text:p text:style-name="P48"/>
      <text:p text:style-name="P48">Baja posibilidad de – ARMAS DE JEEEEEEEEEEFEEEEEEEEEEEEE!</text:p>
      <text:p text:style-name="P24"/>
      <text:p text:style-name="P28">Templo</text:p>
      <text:p text:style-name="P62">et dona pistes i la magatama al final</text:p>
      <text:p text:style-name="P62"/>
      <text:p text:style-name="P74">se consigue el agua sagrada</text:p>
      <text:p text:style-name="P74"/>
      <text:p text:style-name="P74"/>
      <text:p text:style-name="P74"/>
      <text:p text:style-name="P77">intro llarga</text:p>
      <text:p text:style-name="P77"/>
      <text:p text:style-name="P77">Subiendo a la parte mas alta del pueblo, subes hasta el templo. Desde la entrada puedes ver todo el pueblo, el lago y el bosque os rodea, <text:span text:style-name="T30">sin mencionar la torre que surgio del lago. El interior del templo esta mucho mas ajetreado y caotico que de costumbre. Mucha gente, cuyos hogares fueron destruidos en el ataque, se han refugiado en el templo, esperando que los demonios no ataquen de nuevo. La estatua de la diosa Amaterasu se alza en el medio del templo, con su magatama colgando del cuello. El Sacerdote esta guiando y aconsejando a todos los que puede, y al verte te dice – Bienvenido, has venido buscando consejo tambien?</text:span></text:p>
      <text:p text:style-name="P77"/>
      <text:p text:style-name="P77">intro curta</text:p>
      <text:p text:style-name="P77"/>
      <text:p text:style-name="P77">Estas en el templo, descansando momentaneamente. El ambiente te relaja. El sacerdote esta ayudando a los heridos y dando consejo a todos.</text:p>
      <text:p text:style-name="P77"/>
      <text:p text:style-name="P77">parlar</text:p>
      <text:p text:style-name="P77"/>
      <text:p text:style-name="P77"/>
      <text:p text:style-name="P77">&gt; <text:span text:style-name="T30">porque no han atacado los demonios este lugar?</text:span></text:p>
      <text:p text:style-name="P77">- <text:span text:style-name="T30">Este es un lugar sagrado bajo la proteccion de amaterasu. Los demonios no pueden entrar en este lugar. Mientras amaterasu nos siga protegiendo estaremos seguros.</text:span></text:p>
      <text:p text:style-name="P77"/>
      <text:p text:style-name="P77"/>
      <text:p text:style-name="P77">&gt; <text:span text:style-name="T30">Es la magatama de la estatua de verdad?</text:span></text:p>
      <text:p text:style-name="P77">- <text:span text:style-name="T30">Las leyendas dicen que amaterasu entrego su magatama </text:span><text:span text:style-name="T31">a nuestros antepasados como un simbolo de su proteccion. Y hasta el momento, ha protegido el templo de los demonios.</text:span></text:p>
      <text:p text:style-name="P77"/>
      <text:p text:style-name="P77"/>
      <text:p text:style-name="P77">&gt; <text:span text:style-name="T33">Tengo que rescatar a mi hermana. Hay algo que puedas darme para ayudarme?</text:span></text:p>
      <text:p text:style-name="P77">- <text:s/><text:span text:style-name="T33">Puedes tomar la poca agua sagrada que nos queda. Es eficaz contra los demonios, como las que raptaron a tu hermana. Ve con cuidado, joven, incluso con esta agua sagrada no deberias confiarte, los demonios son muy peligrosos.</text:span></text:p>
      <text:p text:style-name="P77"/>
      <text:p text:style-name="P77">&gt; <text:span text:style-name="T30">Podrias darme consejo?</text:span></text:p>
      <text:p text:style-name="P78">(treure un random)</text:p>
      <text:p text:style-name="P77">- <text:span text:style-name="T31">El mejor ataque es una buena defensa, pero solo defendiendote no puedes ganar nada.</text:span></text:p>
      <text:p text:style-name="P77">- <text:span text:style-name="T31">El herrero esta forjando armas para todos, si necesitas alguna forma de defenderte, puedes pedirle alguna arma.</text:span></text:p>
      <text:p text:style-name="P77">- <text:span text:style-name="T31">Las serpientes blancas estan acorazadas, ninguna arma mortal puede herirlas, pero se dice que susanoo las mato con su espada.</text:span></text:p>
      <text:p text:style-name="P77">- <text:span text:style-name="T31">Amaterasu tenia 2 hermanos, cada uno con sus reliquias. Se dice que si estas se juntan, ocurrira un milagro.</text:span></text:p>
      <text:p text:style-name="P77">- <text:span text:style-name="T31">Dicen que la estatua de la cueva es una guardiana a secretos divinos. Pero ningun mortal a podido entenderla.</text:span></text:p>
      <text:p text:style-name="P77"><text:soft-page-break/>- <text:span text:style-name="T31">Se dice que susanoo concede su poder a los que consiguen superar sus desafios.</text:span></text:p>
      <text:p text:style-name="P77">- <text:span text:style-name="T33">El agua sagrada es letal contra los demonios.</text:span></text:p>
      <text:p text:style-name="P77"/>
      <text:p text:style-name="P77"/>
      <text:p text:style-name="P77"/>
      <text:p text:style-name="P77">items</text:p>
      <text:p text:style-name="P77"/>
      <text:p text:style-name="P77"/>
      <text:p text:style-name="P77"><text:tab/>magatama:</text:p>
      <text:p text:style-name="P77">- Usa la magatama sagrada con sabiduria, en ella depende el destino.</text:p>
      <text:p text:style-name="P77"/>
      <text:p text:style-name="P77"><text:tab/>murakumo</text:p>
      <text:p text:style-name="P77">- La espada sagrada de Susanoo… <text:s/>blandela con cuidado, <text:s/>es un arma con un poder inalcanzable a los mortales<text:tab/></text:p>
      <text:p text:style-name="P77"/>
      <text:p text:style-name="P77"><text:tab/>espejo</text:p>
      <text:p text:style-name="P77">- Ese espejo… contiene un gran poder. Tenlo cerca tuya, te mantendra a salvo.</text:p>
      <text:p text:style-name="P77"/>
      <text:p text:style-name="P77"><text:tab/>agua sagrada</text:p>
      <text:p text:style-name="P77">- Esas son las ultimas gotas de agua sagrada que nos quedan, usala solo contra los demonios.</text:p>
      <text:p text:style-name="P77"/>
      <text:p text:style-name="P77"/>
      <text:p text:style-name="P77"/>
      <text:p text:style-name="P79">Si s’entra amb la espasa i el mirall:</text:p>
      <text:p text:style-name="P79"/>
      <text:p text:style-name="P79">Notas como el espejo y la murakumo brillan, y al sacarlas, un haz de luz surge de cada uno de los objetos, juntandose en la magatama que amaterasu lleva en su cuello, la cual tambien empieza a brillar. Al ocurrir eso, todo el mundo <text:span text:style-name="T32">se queda en silencio, observandote. - Oh, asi que ha llegado el momento. - Dice el sacerdote. -Acercate, joven, toma la magatama sagrada. Desconozco que <text:s/>te deparara el destino, pero la magatama sera parte esencial de eso.</text:span></text:p>
      <text:p text:style-name="P24"/>
      <text:p text:style-name="P28">Entrada torre lunar</text:p>
      <text:p text:style-name="P80">Intro llarga</text:p>
      <text:p text:style-name="P80"/>
      <text:p text:style-name="P80">Entrando por el porton abierto de la torre, llegas a la base de esta. Estas en una enorma camara circular, sostenida por 2 gruesas columnas de piedra. Las paredes estan decoradas con intrincados murales, representando una noche eterna, gobernada por una figura femenina, que se alza por encima de otra figura femenina, que yace muerta en el suelo.</text:p>
      <text:p text:style-name="P80"/>
      <text:p text:style-name="P80">Al fondo de la camara hay un porton de piedra cerrado. Ves una cerradura, pero no una llave. Grabado al lado de esta cerradura ves escrito burdamente “Los susurros son la llave”. </text:p>
      <text:p text:style-name="P80"/>
      <text:p text:style-name="P80"/>
      <text:p text:style-name="P80"/>
      <text:p text:style-name="P80">Intro Curta</text:p>
      <text:p text:style-name="P80"/>
      <text:p text:style-name="P80">Estas en el primer piso de la torre.</text:p>
      <text:p text:style-name="P80"/>
      <text:p text:style-name="P80">(puzle no resolt)</text:p>
      <text:p text:style-name="P80">El porton esta cerrado, grabado al lado de esta cerradura ves escrito burdamente “Los susurros son la llave”. </text:p>
      <text:p text:style-name="P80"/>
      <text:p text:style-name="P80">(puzle resolt)</text:p>
      <text:p text:style-name="P80">El porton esta abierto, dejandote paso al siguiente piso de la torre.</text:p>
      <text:p text:style-name="P24"/>
      <text:p text:style-name="P28">Mitad torre lunar</text:p>
      <text:p text:style-name="P23"/>
      <text:p text:style-name="P74">Sombra que derrotas lanzando agua sagrada</text:p>
      <text:p text:style-name="P74"/>
      <text:p text:style-name="P81">intro llarga</text:p>
      <text:p text:style-name="P81"/>
      <text:p text:style-name="P82">Subiendo por las escaleras llegas a otra camara circular, <text:span text:style-name="T41">como la primera. Los grabados son identicos a los de la primera camara, pero el trazo y los colores son mucho mas burdos, como si el orfebre los hubiera hecho en un arrebato de locura.</text:span></text:p>
      <text:p text:style-name="P81"/>
      <text:p text:style-name="P83">No hay nadie <text:span text:style-name="T42">aparte de ti, pero aun asi, te sientes observado. </text:span><text:span text:style-name="T43">Impulsado por tu instinto, te das la vuelta y ves como tu sombra no se mueve contigo. -Vaya vaya, parece ser que has aprendido algo desde la ultima vez. - Dice una voz que hace eco. Ves como tu sombra se separa de tu cuerpo, y esta empieza a salir del suelo, tomando forma fisica. Primero de aspecto humano, rapidamente crece de tamaño y proporciones, con un cuerno saliendo de su frente. Al verlo, recuerdas esa figura, estuvo presente en la noche del secuestro de tu hermana! - Tu! - Le gritas enfadado. - Devuelveme a mi hermana!. - Me temo que no, chaval, <text:s/>eso arruinaria nuestros planes. Asi que ahora vete </text:span><text:span text:style-name="T44">de la torre, vale? Ah, y mi nombre es Oni, ahorrate preguntarmelo. - Te respone el demonio Oni con calma.</text:span></text:p>
      <text:p text:style-name="P81"/>
      <text:p text:style-name="P81">intro curta</text:p>
      <text:p text:style-name="P81"/>
      <text:p text:style-name="P84">Subes al segundo piso de la torre.</text:p>
      <text:p text:style-name="P84"/>
      <text:p text:style-name="P84">(oni muerto)</text:p>
      <text:p text:style-name="P84">La puerta esta abierta, y lo unico que queda de Oni es un charco de materia oscura en el suelo.</text:p>
      <text:p text:style-name="P84"/>
      <text:p text:style-name="P84">(oni vivo)</text:p>
      <text:p text:style-name="P84">La oscuridad de Oni sigue envolviendo la sala, cortandote el paso.</text:p>
      <text:p text:style-name="P84"/>
      <text:p text:style-name="P84"/>
      <text:p text:style-name="P84">Objetos:</text:p>
      <text:p text:style-name="P84"/>
      <text:p text:style-name="P84">Espada: Desenfundas tu espada, intentando cortar a Oni con ella, pero tu ataque lo atraviesa sin hacerle nada. Oni se limita a suspirar decepcionado. - Estoy hecho de sombras, chaval, ninguna espada puede herirme.</text:p>
      <text:p text:style-name="P84"/>
      <text:p text:style-name="P84">Murakum<text:span text:style-name="T45">o</text:span>: <text:span text:style-name="T45">Desenfundando la Murakumo, asestas varios cortes, dañando parte de la camara en el proceso. - Ah, la espada de Susanoo, una arma magistral… contra aquellos que pueden ser cortados. <text:s/>Guardate el sudor, deja la torre.</text:span></text:p>
      <text:p text:style-name="P84"/>
      <text:p text:style-name="P85">Agua Sagrada: Destapas la botella de agua sagrada, y rocias a Oni con ella. Al entrar en contacto con ella, <text:span text:style-name="T46">Oni hace un aullido de dolor, y ves como empieza a derretirse. -Tu…! </text:span><text:span text:style-name="T47">Como… te atreves…! Mi señora… ella me vengara! Sufriras toda la eternidad en una tiniebla eterna…! - Te grita Oni enfadao mientras se derrite y es reducido a apenas una mancha negra en el suelo. Con su muerte, la oscuridad se disipa, dejandote paso a las escaleras que suben.</text:span></text:p>
      <text:p text:style-name="P71"/>
      <text:p text:style-name="P71"/>
      <text:p text:style-name="P71"><text:line-break/></text:p>
      <text:p text:style-name="P72">Hablar:</text:p>
      <text:p text:style-name="P73"/>
      <text:p text:style-name="P73">&gt; porque os habeis llevado a mi hermana?</text:p>
      <text:p text:style-name="P73"/>
      <text:p text:style-name="P86"><text:span text:style-name="T48">- </text:span><text:span text:style-name="T49">Eso no te incumbe, chaval. - Te dice Oni. - Pero lo que nos interesa no es tu hermana, si no lo que hay dentro suya. No es nada personal… - No puedes evitar enfadarte al escuchar las respuestas de Oni.</text:span></text:p>
      <text:p text:style-name="P73"/>
      <text:p text:style-name="P73">&gt; dejame pasar!</text:p>
      <text:p text:style-name="P73"/>
      <text:p text:style-name="P73">- <text:span text:style-name="T50">Me temo que no puedo hacer eso. Hazte un favor y vuelve a tu casa, quieres? - Te responde Oni. Su respuesta te enfada. Esta claro que tendras que pasar a la fuerza.</text:span></text:p>
      <text:p text:style-name="P73"/>
      <text:p text:style-name="P73"/>
      <text:p text:style-name="P73"/>
      <text:p text:style-name="P73"/>
      <text:p text:style-name="P25"/>
      <text:p text:style-name="P26"/>
      <text:p text:style-name="P28">Cima torre lunar</text:p>
      <text:p text:style-name="P28"/>
      <text:p text:style-name="P59">final, utilizar els 3 items magics per guanyar. Decisio final de si matar a tsukiyomi o no.</text:p>
      <text:p text:style-name="P59"/>
      <text:p text:style-name="P60">intro llarga</text:p>
      <text:p text:style-name="P60"/>
      <text:p text:style-name="P60">Subiendo los ultimos escalones, llegas finalmente a la cima de la torre. Las nubes se <text:s/>arremolinan alrededor de la cima, dejando un ojo en ellas por donde ves la luna llena, que ilumina todo. <text:span text:style-name="T51">Flotando encima de </text:span><text:span text:style-name="T52">un altar ves <text:s/>a tu hermana inconsciente. Mirandola y dandote la espalda ves a una mujer con un vestido blanco y un pelo <text:s/>negro como la noche misma, recitando alguna clase de encantamiento. Una nube de oscuridad envuelve toda la cima de la torre, al igual que con Oni, pero muchisimo mas densa.</text:span></text:p>
      <text:p text:style-name="P60"/>
      <text:p text:style-name="P89">Al pisar esta, la mujer se gira subitamente, mostrando su cara. <text:span text:style-name="T53">Al verla, la reconoces al momento; marcada con el simbolo de la luna te das cuenta que es la misma persona que rapto a tu hermana. </text:span></text:p>
      <text:p text:style-name="P60">- <text:span text:style-name="T54">Aha! - Dice ella con una voz aguda. - Asi que tu eres el mortal que tantos problemas ha causado? El que mato a mis serpientes y a Oni. Ya no importa, tus esfuerzos han sido inutiles; pronto, yo Tsukiyomi, recuperare todo mi poder y tomare el lugar que me merezco!- Exclama ella. Sin dejarle actuar tu te abalanzas para atacarla, pero una barrera te bloquea, ademas de que su oscuridad te arrastra hacia las escaleras, no dejandote acercarte siquiera. - Necio mortal! Acaso crees que puedes atravesar mis defensas?! E incluso si lo hicieras, te reduciria a polvo! Pero si te arrodillas, clamas mi perdon y vuelves a ese monton de escombros que llamas pueblo, tendre clemencia… - Dice ella en un tono de autosuficiencia.</text:span></text:p>
      <text:p text:style-name="P60"/>
      <text:p text:style-name="P60"/>
      <text:p text:style-name="P60"/>
      <text:p text:style-name="P60">intro curta</text:p>
      <text:p text:style-name="P60"/>
      <text:p text:style-name="P90">Estas en la cima de la torre. Tsukiyomi sigue con su <text:span text:style-name="T55">ritual, y tu hermana sigue inconsciente.</text:span></text:p>
      <text:p text:style-name="P90"/>
      <text:p text:style-name="P90"/>
      <text:p text:style-name="P90"/>
      <text:p text:style-name="P91">(magatama no usada)</text:p>
      <text:p text:style-name="P91">La oscuridad de tsukiyomi sigue arremolinandose a tu alrededor, complicandote el movimiento.</text:p>
      <text:p text:style-name="P91"/>
      <text:p text:style-name="P91">(murakumo no usada)</text:p>
      <text:p text:style-name="P91">Su barrera sigue en medio del camino, impidiendote acercarte.</text:p>
      <text:p text:style-name="P91"/>
      <text:p text:style-name="P91">(espejo no usat)</text:p>
      <text:p text:style-name="P91">Tsukiyomi aun tiene energia, y con un solo instante podria fulminarte con su magia.</text:p>
      <text:p text:style-name="P60"/>
      <text:p text:style-name="P60"/>
      <text:p text:style-name="P60"/>
      <text:p text:style-name="P91">(si s’utilitzen els 3 objectes es fa la secuencia final)</text:p>
      <text:p text:style-name="P60"/>
      <text:p text:style-name="P60"/>
      <text:p text:style-name="P60"/>
      <text:p text:style-name="P88"><text:tab/><text:span text:style-name="T56">Secuencia final</text:span></text:p>
      <text:p text:style-name="P60"/>
      <text:p text:style-name="P60"/>
      <text:p text:style-name="P91">Tras tu ultimo ataque, Tsukiyomi cae al suelo derrotada <text:span text:style-name="T57">e inconsciente. Pasando por encima suya llegas al altar, y consigues despertar a tu hermana. Ella parece bien, pero la notas distinta. - Que… que ha pasado? - Pregunta ella confundida. - Oh si. Tsukiyomi… esta ella bien?! - Te exclama. - Esta ahi, inconsciente, pero ya esta, la he vencido y estas a salvo. Cuando acabe con ella con tal que no nos vuelva a hacer daño ya estaremos bien. - Le dices.</text:span></text:p>
      <text:p text:style-name="P91"/>
      <text:p text:style-name="P91">- <text:span text:style-name="T57">Acabar con ella? No te referiras a matarla, no? No puedes hacer eso! Es inocente! - Dice tu hermana, sin que entiendas nada de lo que se refiere. - Pero que estas diciendo? Sabes la de daño que ha causado? </text:span><text:span text:style-name="T58">No podemos dejarla viva! - Le escarmientas. - Pero… sabes su historia? Deja que te la cuente… - Dice tu hermana</text:span></text:p>
      <text:p text:style-name="P91"/>
      <text:p text:style-name="P91">- <text:span text:style-name="T58">Antaño habia dos hermanas divinas. Una del sol. Y la otra de la luna. Ambas mantenian el equilibrio entre la luz y la oscuridad. Pero los mortales solo adoraban la luz y el sol, y aborrecian la noche y la oscuridad. Consumida por el odio y la envidia, la hermana lunar intento acabar con la hermana solar y tomar su lugar, con tal que la adorasen a ella. Tras una cruenta batalla, ella y sus secuaces fueron derrotados y ejecutados, y la hermana solar <text:s/>tomo los poderes de su hermana. El general que ayudo a la hermana solar se refugio en una montaña, y ocultaron el espejo de la luna en una cueva, con tal que al menos parte de su hermana descansara en paz. Pero la paz no duro, y la hermana lunar volvio de la muerte, con tal de cumplir su venganza, reviviendo a sus secuaces mas poderosos, la oscuridad misma y una serpiente capaz de devorar montañas. Alzando la torre donde antaño vivio, rapto a la reencarnacion de su hermana, con tal de recuperar sus poderes y robar los suyos. Tsukiyomi es la hermana solar, y la hermana solar es Amaterasu… y yo misma. Yo soy su reencarnacion.</text:span></text:p>
      <text:p text:style-name="P91"/>
      <text:p text:style-name="P92">Estas sin palabras. Inicialmente ibas a acabar con ella. Pero la situacion de tsukiyomi es mas complicada de lo que parecia. <text:span text:style-name="T59">Ante ti se plantean 2 caminos. Acabar con tsukiyomi, o hacer caso a tu hermana y perdonarla. Cual es tu eleccion?</text:span></text:p>
      <text:p text:style-name="P92"/>
      <text:p text:style-name="P93">(perdonarla)</text:p>
      <text:p text:style-name="P93"/>
      <text:p text:style-name="P95">Siguiendo a tu hermana, decides perdonar a tsukiyomi, enfundado tu espada. - Gracias. De verdad. - Te dice tu hermana. Ayudandola, entre los dos cogeis a la inconsciente tsukiyomi y salis de la torre. Una vez fuera, empiezas a andar <text:span text:style-name="T60">hacia el pueblo, pero ves que tu hermana no te sigue. - Lo siento. No puedo volver al pueblo. Tengo que irme con tsukiyomi, ir con ella por el mundo y hacer que vea el amor de la gente. Pero eventualmente volvere. No. Volveremos y todo volvera a la normalidad. - Te dice tu hermana. No puedes hacer mucho </text:span><text:span text:style-name="T61">realmente, estabas siguiendo el plan de tu hermana al fin y al cabo.</text:span></text:p>
      <text:p text:style-name="P95"/>
      <text:p text:style-name="P96">Con tristeza, te despides de tu hermana, que parte con tsukiyomi, mientras tu vuelves al pueblo. Los dias pasan, y durante una noche de tormenta un relampago impacta en la torre del lago, hundiendola en un solo instante. Aunque no estas seguro de ello, jurarias haber visto una sombra similar a Susanoo en la orilla del lago la misma noche del relampago.</text:p>
      <text:p text:style-name="P96"/>
      <text:p text:style-name="P97">Las semanas y los meses pasan, y un dia, sin esperartelo, ves dos figuras familiares en la entrada del pueblo. Tu hermana… y tsukiyomi. Lo ves en su cara, todo el odio y el rencor ha desaparecido, devolviendola a la diosa lunar que era antes. <text:span text:style-name="T62">Todo a vuelto a la normalidad, y os espera un futuro brillante a todos.</text:span></text:p>
      <text:p text:style-name="P97"/>
      <text:p text:style-name="P97"/>
      <text:p text:style-name="P93"><text:soft-page-break/></text:p>
      <text:p text:style-name="P93">(matarla)</text:p>
      <text:p text:style-name="P93"/>
      <text:p text:style-name="P93">Ignorando a tu hermana te acercas a la inconsciente Tsukiyomi, hundiendo tu espada en su cuello. Hace un grito ahogado, y notas como su cuerpo se queda sin fuerzas, y se disuelve en oscuridad. - Su-supongo que es mejor asi… quizas cuando se reencarne podremos arreglar las cosas y empezar de nuevo. - Dice tu hermana, intentando ocultar su tristeza. - Sin tsukiyomi esta torre no aguantara mucho mas tiempo en pie, volvamos a casa.</text:p>
      <text:p text:style-name="P93"/>
      <text:p text:style-name="P94">Segun andais de vuelta al pueblo, veis como la tore se derrumba en el lago, llevandose a los cadaveres de las serpientes hacia el fondo del lago, donde no verian la luz del sol nunca mas. A las pocas horas no quedaba ni rastro de la torre, parecia como si nada de eso hubiera ocurrido, solo fuera un mal sueño.</text:p>
      <text:p text:style-name="P94"/>
      <text:p text:style-name="P95">Las semanas pasan, y todo a vuelto a la normalidad. Todo lo ocurrido parece tan lejano, que parece irreal. Aun asi, notas como tu hermana aun sigue afectada por todo, pero entre los dos, lo superareis.</text:p>
      <text:p text:style-name="P58"/>
      <text:p text:style-name="P31">Lago</text:p>
      <text:p text:style-name="P36">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6"/>
      <text:p text:style-name="P36">- <text:span text:style-name="T13">Vaya vaya – Dice la del medio. - Una ratita ha salido de su escondite. - En todo burlesco</text:span></text:p>
      <text:p text:style-name="P36">- <text:span text:style-name="T13">Es muy mono, nos lo podemos quedar? - Pregunta la de la derecha, que ves que es significativamente mas pequeña que las otras dos, </text:span><text:span text:style-name="T14">en un tono perturbadoramente infantil e inocente.</text:span></text:p>
      <text:p text:style-name="P36">- <text:span text:style-name="T14">Tsch! Dejad de hacer tonterias y matemoslo de una vez! - Responde la de la izquierda en tono enfadado.</text:span></text:p>
      <text:p text:style-name="P36"/>
      <text:p text:style-name="P36">- <text:span text:style-name="T34">Somos las hermas serpientes! Azume, Uzume e Izume! Tiembla ante nosotros mortal! - Te dicen las tres de forma simultanea.</text:span></text:p>
      <text:p text:style-name="P36"/>
      <text:p text:style-name="P36">&gt; <text:span text:style-name="T14">Quienes sois?</text:span></text:p>
      <text:p text:style-name="P36">- <text:span text:style-name="T14">Huh?! No estas aterrado?! Acaso al golpearte en la cabeza perdiste la capacidad de tener miedo? - Dice la del medio. - Hm, escucha nuestros nombres </text:span><text:span text:style-name="T34">de nuevo</text:span><text:span text:style-name="T14">, mortal! Pues somos Azume, Uzume e Izume, las hijas de Orochi! Tiembla ante nuestra presencia!</text:span></text:p>
      <text:p text:style-name="P36">- <text:span text:style-name="T14">Yo soy Izume! - Dice la de la derecha</text:span></text:p>
      <text:p text:style-name="P36">- <text:span text:style-name="T14">Hmpf! Y yo Uzume – Responde de mala manera la de la izquierda.</text:span></text:p>
      <text:p text:style-name="P36"/>
      <text:p text:style-name="P40">Segunda vez:</text:p>
      <text:p text:style-name="P40">- Creo que el humano se ha roto – Dice izume – No izume, solo es idiota, ya le hemos responido hace nada y no se acuerda. - Le dice azume.</text:p>
      <text:p text:style-name="P36"/>
      <text:p text:style-name="P36"/>
      <text:p text:style-name="P36"/>
      <text:p text:style-name="P36"/>
      <text:p text:style-name="P36">&gt; <text:span text:style-name="T15">Me dejais pasar a la torre?</text:span></text:p>
      <text:p text:style-name="P38">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8"/>
      <text:p text:style-name="P41">Segunda vez:</text:p>
      <text:p text:style-name="P41">-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text:span><text:span text:style-name="T35">empiezan a reir salvajemente.</text:span></text:p>
      <text:p text:style-name="P38"><text:s/></text:p>
      <text:p text:style-name="P38"/>
      <text:p text:style-name="P38"/>
      <text:p text:style-name="P38"/>
      <text:p text:style-name="P39">Texto tras volver.</text:p>
      <text:p text:style-name="P39"/>
      <text:p text:style-name="P39">- Tu! - Grita uzume – Te creias que con ese truco podrias escapar de nosotras?! - Ves como energia <text:soft-page-break/>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que nuestras emociones se nos suban a la cabeza… tenemos objetivos mas importantes. - Eres una aburrida! Podemos matarlo ya? Quiero irme a nadar. - Dice izume en tono quejica. - </text:span><text:span text:style-name="T20">Silencio! Las dos! Ahora… que hacemos con este? - Les incrimina azume.</text:span></text:p>
      <text:p text:style-name="P39"/>
      <text:p text:style-name="P39"/>
      <text:p text:style-name="P45">(si se entra con la espada legendaria en el inventario)</text:p>
      <text:p text:style-name="P39">- <text:span text:style-name="T20">Ah! E-e-esa espada! - Dice uzume, claramente asustada. - C-como la ha conseguido?! - Dice izume tambien asustada. - Eso ahora no importa! Tenemos que acabar con el rapido! - </text:span><text:span text:style-name="T21">P-pero si la desfenunda…! - Dize izuma – Grrrrr! Haced algo, rapido! - Dice uzume. Notas como la espada en tu cinto tiembla ligeramente.</text:span></text:p>
      <text:p text:style-name="P39"/>
      <text:p text:style-name="P42">(si se usa la espada)</text:p>
      <text:p text:style-name="P42">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42"/>
      <text:p text:style-name="P42">-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2">preguntarle nada y resolver tus preguntas, deja de hablar, y no responde nada que dices.</text:span></text:p>
      <text:p text:style-name="P42"/>
      <text:p text:style-name="P42"/>
      <text:p text:style-name="P43">(si se suelta la espada en el suelo)</text:p>
      <text:p text:style-name="P63">-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9"/>
      <text:p text:style-name="P39"/>
      <text:p text:style-name="P44">(desciptcion post matanza)</text:p>
      <text:p text:style-name="P44">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37"/>
      <text:p text:style-name="P70">Cueva - <text:span text:style-name="T22">esfinge</text:span></text:p>
      <text:p text:style-name="P65"/>
      <text:p text:style-name="P64"/>
      <text:p text:style-name="P66">Primera visita</text:p>
      <text:p text:style-name="P66"/>
      <text:p text:style-name="P66">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4">que representa exactamente, pero parece algun animal con cabeza de mujer. Esta con los ojos cerrados.</text:span></text:p>
      <text:p text:style-name="P66"/>
      <text:p text:style-name="P67">Segun te acercas, ves como empieza a surgir una voz de la estatua: - <text:span text:style-name="T23">Rojo de la tierra, de hermoso color teñida, tras mis mil agujas me hallaras escondida. </text:span>Que soy? - Dice en tono monótono. </text:p>
      <text:p text:style-name="P67"/>
      <text:p text:style-name="P67"/>
      <text:p text:style-name="P68">(Decir la respuesta es escribiendo el texto, es “rosa”<text:span text:style-name="T25">)</text:span></text:p>
      <text:p text:style-name="P68"/>
      <text:p text:style-name="P69">- Eres una rosa – Le dices. - Tu respuesta… es correcta. - Dice la estatua. Notas</text:p>
      <text:p text:style-name="P34">Cueva – Mural</text:p>
      <text:p text:style-name="P49">[ ] [X]</text:p>
      <text:p text:style-name="P50"/>
      <text:p text:style-name="P51">Puedes recoger la antorcha aquí.</text:p>
      <text:p text:style-name="P51"/>
      <text:p text:style-name="P51"/>
      <text:p text:style-name="P51"/>
      <text:p text:style-name="P50">Intro llarga</text:p>
      <text:p text:style-name="P50"/>
      <text:p text:style-name="P50">Detras de la pared encuentras una extraña sala escarvada en la cueva de la roca. Lo mas significativo que encuentras es un mural al fondo, iluminado por unas antorchas, algunas de ellas apagadas. El mural representa dos figuras femeninas gemelas <text:span text:style-name="T36">entrelazas</text:span>. <text:span text:style-name="T36">El siguente mural contiene las dos figuras, ahora separadas, enfrentandose en una batalla. El ultimo tiene a una de las figuras </text:span><text:span text:style-name="T37">cayendo por un abismo oscuro, mientras la otra </text:span><text:span text:style-name="T38">se alza en medio de un dia soleado. </text:span><text:span text:style-name="T39">Al lado de una de las antorchas ves una suelta en el suelo, aun encendida.</text:span></text:p>
      <text:p text:style-name="P50"/>
      <text:p text:style-name="P53">Las antochas estan encedidas en este orden:</text:p>
      <text:p text:style-name="P52">[X][X][ <text:s/>][X][ <text:s/>][X]<text:span text:style-name="T39">[ <text:s/>]</text:span></text:p>
      <text:p text:style-name="P50"/>
      <text:p text:style-name="P50"><text:s/></text:p>
      <text:p text:style-name="P50">Intro curta</text:p>
      <text:p text:style-name="P50"/>
      <text:p text:style-name="P53">Estas en la sala del mural iluminado con las antorchas.</text:p>
      <text:p text:style-name="P53">Las antochas estan encedidas en este orden:</text:p>
      <text:p text:style-name="P53">[X][X][ <text:s/>][X][ <text:s/>][X]<text:span text:style-name="T39">[ <text:s/>]</text:span></text:p>
      <text:p text:style-name="P53"/>
      <text:p text:style-name="P53"/>
      <text:p text:style-name="P53"/>
      <text:p text:style-name="P53"/>
      <text:p text:style-name="P53"/>
      <text:p text:style-name="P34">Cueva – antorchas</text:p>
      <text:p text:style-name="P43"/>
      <text:p text:style-name="P54">intro llarga</text:p>
      <text:p text:style-name="P55">Tras la puerta oculta encuentras una extraña sala. <text:span text:style-name="T40">Delante tuya hay varias antorchas apagadas, detras de las cuales hay un pequeño santuario de madera y piedra. El santuario tiene iconografia solar y lunar, en las mitades derecha e izquierda respectivamente. </text:span></text:p>
      <text:p text:style-name="P54"/>
      <text:p text:style-name="P56">En medio del santuario ves un receptaculo, en el que dentro reposa un espejo antiguo encima de un cojin delicadamente tejido. Intentas coger el espejo, pero una especie de campo de fuerza impide que puedas cogerlo. Ves como en el marco del receptaculo esta escrito “El espejo de la verdad se revelara cuando la luz y la oscuridad de las hermanas se muestren delante suya.”</text:p>
      <text:p text:style-name="P54"/>
      <text:p text:style-name="P54">intro curta</text:p>
      <text:p text:style-name="P54"/>
      <text:p text:style-name="P57">El pequeño santuario sigue como siempre. La escritura del marco dice “<text:span text:style-name="T40">El espejo de la verdad se revelara cuando la luz y la oscuridad de las hermanas se muestren delante suya.”</text:span></text:p>
      <text:p text:style-name="P57"/>
      <text:p text:style-name="P57"/>
      <text:p text:style-name="P57"/>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5T18:56:12.433000000</dc:date>
    <meta:editing-duration>PT18H58M29S</meta:editing-duration>
    <meta:editing-cycles>48</meta:editing-cycles>
    <meta:generator>LibreOffice/7.2.1.2$Windows_X86_64 LibreOffice_project/87b77fad49947c1441b67c559c339af8f3517e22</meta:generator>
    <meta:document-statistic meta:table-count="0" meta:image-count="0" meta:object-count="0" meta:page-count="20" meta:paragraph-count="253" meta:word-count="5956" meta:character-count="33395" meta:non-whitespace-character-count="27601"/>
  </office:meta>
</office:document-meta>
</file>